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082a5" officeooo:paragraph-rsid="000082a5"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los</text:p>
      <text:p text:style-name="P1"><text:span text:style-name="T1"><text:tab/>Los hilos son ejecuciones que se hacen a la vez que la ejecución principal. Para crear un hilo tendremos que crear una clase que extienda de </text:span><text:span text:style-name="T2">Thread</text:span><text:span text:style-name="T3">, en esta clase usaremos el metodo run(), en el que pondremos el código que queremos que se ejecute. Para ejecutar este hilo en la main tendremos que crear un objeto de la clase y llamar al método </text:span><text:span text:style-name="T2">start()</text:span></text:p>
      <text:p text:style-name="P1"><text:span text:style-name="T3"/></text:p>
      <text:p text:style-name="P1"><text:span text:style-name="T2">Thread.sleep</text:span><text:span text:style-name="T3">(long tiempo) -&gt; metodo que pone a dormir el hilo durante x milisegundos</text:span></text:p>
      <text:p text:style-name="P1"><text:span text:style-name="T3"/></text:p>
      <text:p text:style-name="P1"><text:span text:style-name="T3">Si ponemos varios hilos a ejecutarse se harán a la vez, podemos hacer que no se haga uno hasta que termine el anterior. Con el método join() podemos hacer que no se ejecuten las lineas de código que tiene por debajo hasta que finalice, podemos poner tantos join() como queramos, 1.join() 2.start(), 2.join() sout("Fin programa") -&gt; hasta que no acabe 1 no empieza 2 y hasta que no acaba este no se printea el fin de programa</text:span></text:p>
      <text:p text:style-name="P1"><text:span text:style-name="T3"/></text:p>
      <text:p text:style-name="P1"><text:span text:style-name="T3">Podemos crear hilos desde un mismo hilo. (tambien podemos usar jo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5T16:28:05.033000000</meta:creation-date>
    <dc:date>2023-10-05T16:38:28.380000000</dc:date>
    <meta:editing-duration>PT10M25S</meta:editing-duration>
    <meta:editing-cycles>1</meta:editing-cycles>
    <meta:document-statistic meta:table-count="0" meta:image-count="0" meta:object-count="0" meta:page-count="1" meta:paragraph-count="5" meta:word-count="167" meta:character-count="935" meta:non-whitespace-character-count="772"/>
    <meta:generator>LibreOffice/7.4.2.3$Windows_X86_64 LibreOffice_project/382eef1f22670f7f4118c8c2dd222ec7ad009daf</meta:generator>
  </office:meta>
</office:document-meta>
</file>